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1000000810B18E0F7C6EAFADC.png" manifest:media-type="image/png"/>
  <manifest:file-entry manifest:full-path="Pictures/1000000000000500000003C0FB80D3694727CF01.png" manifest:media-type="image/png"/>
  <manifest:file-entry manifest:full-path="Pictures/10000201000000D300000036F2C3021BFB541F03.png" manifest:media-type="image/png"/>
  <manifest:file-entry manifest:full-path="Pictures/1000020100000105000000777756709ADB0FB44B.png" manifest:media-type="image/png"/>
  <manifest:file-entry manifest:full-path="Pictures/10000200000001DA000000DB0D2E215432A4103D.png" manifest:media-type="image/png"/>
  <manifest:file-entry manifest:full-path="Pictures/1000020100000500000003C09F426DCA7BA93D00.png" manifest:media-type="image/png"/>
  <manifest:file-entry manifest:full-path="Pictures/10000000000001FA0000014E35750C20B2B039B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INMittelschrift" svg:font-family="DINMittelschrif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title" style:list-style-name="L3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draw:auto-grow-height="true" fo:min-height="13.364cm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Titel_20_und_20_Inhalt-outline1" style:list-style-name="L5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outline1" style:list-style-name="L5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8" style:family="presentation" style:parent-style-name="Titel_20_und_20_Inhalt-outline1" style:list-style-name="L5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Titel_20_und_20_Inhalt-outline1" style:list-style-name="L5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el_20_und_20_Inhalt-outline1" style:list-style-name="L5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itel_20_und_20_Inhalt-outline1" style:list-style-name="L5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2" style:family="presentation" style:parent-style-name="Titel_20_und_20_Inhalt-outline1" style:list-style-name="L5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3" style:family="presentation" style:parent-style-name="Titel_20_und_20_Inhalt-outline1" style:list-style-name="L5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4" style:family="presentation" style:parent-style-name="Titel_20_und_20_Inhalt-outline1" style:list-style-name="L5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6.5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81000000810B18E0F7C6EAFADC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le 1" presentation:style-name="pr1" draw:text-style-name="P1" draw:layer="layout" svg:width="25.689cm" svg:height="1.988cm" svg:x="1.21cm" svg:y="3.883cm" presentation:class="title" presentation:user-transformed="true">
          <draw:text-box>
            <text:p><text:span text:style-name="T1">Datensicherheit in der Cloud</text:span></text:p>
          </draw:text-box>
        </draw:frame>
        <draw:frame draw:name="Subtitle 2" presentation:style-name="pr2" draw:text-style-name="P3" draw:layer="layout" svg:width="25.631cm" svg:height="1.899cm" svg:x="1.214cm" svg:y="6.834cm" presentation:class="subtitle" presentation:user-transformed="true">
          <draw:text-box>
            <text:p text:style-name="P2"><text:span text:style-name="T2">Backups, Redundanz und Privatsphä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d vs Back" draw:style-name="dp1" draw:master-page-name="Titel_20_und_20_Inhalt" presentation:presentation-page-layout-name="AL2T11">
        <draw:frame draw:name="Title 1" presentation:style-name="pr4" draw:text-style-name="P5" draw:layer="layout" svg:width="21.843cm" svg:height="1.72cm" svg:x="1.196cm" svg:y="1.02cm" presentation:class="title" presentation:user-transformed="true">
          <draw:text-box>
            <text:p><text:span text:style-name="T3">Grundlagen: Redundanz vs. Backup</text:span></text:p>
          </draw:text-box>
        </draw:frame>
        <draw:frame draw:name="Content Placeholder 2" presentation:style-name="pr5" draw:text-style-name="P6" draw:layer="layout" svg:width="25.588cm" svg:height="14.986cm" svg:x="1.2cm" svg:y="3.669cm" presentation:class="outline" presentation:user-transformed="true">
          <draw:text-box>
            <text:list text:style-name="L2">
              <text:list-item>
                <text:p>Backup: Kopie von Daten und seperate Lagerung zur späteren Wiederherstellung im Falle von Verlust</text:p>
              </text:list-item>
              <text:list-item>
                <text:p>Redundanz: Daten leben stets aktuell repliziert an mehreren Orten</text:p>
                <text:list>
                  <text:list-item>
                    <text:p><text:span text:style-name="T4">Lokale Redundanz: Innerhalb eines Datenzentrums</text:span></text:p>
                  </text:list-item>
                  <text:list-item>
                    <text:p><text:span text:style-name="T4">Geo-Redundanz: Über mehrere Datenzentren hinwe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name="Title 1" presentation:style-name="pr4" draw:text-style-name="P5" draw:layer="layout" svg:width="21.843cm" svg:height="1.72cm" svg:x="1.196cm" svg:y="1.02cm" presentation:class="title" presentation:user-transformed="true">
          <draw:text-box>
            <text:p><text:span text:style-name="T3">Was machen die Großen? - Geo-Redundanz</text:span></text:p>
          </draw:text-box>
        </draw:frame>
        <draw:frame draw:name="Content Placeholder 2" presentation:style-name="pr7" draw:text-style-name="P6" draw:layer="layout" svg:width="25.588cm" svg:height="14.986cm" svg:x="1.2cm" svg:y="3.669cm" presentation:class="outline" presentation:user-transformed="true">
          <draw:text-box>
            <text:list text:style-name="L2">
              <text:list-item>
                <text:p>Automatischer Ablauf:<text:line-break/>Kunden wählen beim Einrichten eines virtuellen Speichergerätes die Art der Redundanz und die Speicherregion aus (und abhängig davon die Preisstruktur)</text:p>
              </text:list-item>
              <text:list-item>
                <text:p>Kunden haben nicht unbedingt Kenntnis über den genauen Speicherort der Daten, lediglich die Region ist bekannt (z.B. „us-west“) und bestimmte Garantien (z.B. Google: Datenzentren sind mindestens 100 Meilen auseinander gelegen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Title 1" presentation:style-name="pr4" draw:text-style-name="P5" draw:layer="layout" svg:width="21.843cm" svg:height="1.72cm" svg:x="1.196cm" svg:y="1.02cm" presentation:class="title" presentation:user-transformed="true">
          <draw:text-box>
            <text:p><text:span text:style-name="T3">Was machen die Großen? - Lokale Redundanz</text:span></text:p>
          </draw:text-box>
        </draw:frame>
        <draw:frame draw:name="Content Placeholder 2" presentation:style-name="pr8" draw:text-style-name="P6" draw:layer="layout" svg:width="25.588cm" svg:height="14.986cm" svg:x="1.2cm" svg:y="3.669cm" presentation:class="outline" presentation:user-transformed="true">
          <draw:text-box>
            <text:list text:style-name="L2">
              <text:list-item>
                <text:p>Beispiel Microsoft:<text:line-break/>Daten werden innerhalb des Datenzentrums 3 fach komplett repliziert</text:p>
              </text:list-item>
              <text:list-item>
                <text:p>Beispiel Google: Erasure Coding<text:line-break/>Daten werden ähnlich wie bei RAID aufgeteilt und dann auf verschiedenen Systemen gespeichert<text:line-break/>Systeme liegen in getrennten Netzwerk- und Stromversorgungsdomä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draw:name="Title 1" presentation:style-name="pr4" draw:text-style-name="P5" draw:layer="layout" svg:width="21.843cm" svg:height="1.72cm" svg:x="1.196cm" svg:y="1.02cm" presentation:class="title" presentation:user-transformed="true">
          <draw:text-box>
            <text:p><text:span text:style-name="T3">Was machen die Großen? - Daten Backup</text:span></text:p>
          </draw:text-box>
        </draw:frame>
        <draw:frame draw:name="Content Placeholder 2" presentation:style-name="pr9" draw:text-style-name="P6" draw:layer="layout" svg:width="25.588cm" svg:height="14.986cm" svg:x="1.2cm" svg:y="3.669cm" presentation:class="outline" presentation:user-transformed="true">
          <draw:text-box>
            <text:list text:style-name="L2">
              <text:list-item>
                <text:p>Microsoft und Google: Scheinbar keine spezifischen Funktionen für Backups vorhanden<text:line-break/>→ Nutzer müssen ihre Daten manuell sichern<text:line-break/>Aber: Günstigeres Speicherangebot für Sicherungen ist vorhanden</text:p>
              </text:list-item>
              <text:list-item>
                <text:p>Beispiel Amazon: Elastic Block Storage<text:line-break/>Ein virtuelles Blockdevice kann eingerichtet werden<text:line-break/>Davon lassen sich ähnlich wie bei CoW Dateisystemen Snapshots erstellen<text:line-break/>Diese lassen wiederherstellen und sogar teilen<text:line-break/>Aber Achtung: Snapshots sind auf Block-Ebene (könnten also auch zuvor gelöschte Daten enthalte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Title 1" presentation:style-name="pr4" draw:text-style-name="P5" draw:layer="layout" svg:width="21.843cm" svg:height="1.72cm" svg:x="1.196cm" svg:y="1.02cm" presentation:class="title" presentation:user-transformed="true">
          <draw:text-box>
            <text:p><text:span text:style-name="T3">Was machen die Großen? - Datenbank Backup</text:span></text:p>
          </draw:text-box>
        </draw:frame>
        <draw:frame draw:name="Content Placeholder 2" presentation:style-name="pr10" draw:text-style-name="P6" draw:layer="layout" svg:width="25.588cm" svg:height="14.986cm" svg:x="1.2cm" svg:y="3.669cm" presentation:class="outline" presentation:user-transformed="true">
          <draw:text-box>
            <text:list text:style-name="L2">
              <text:list-item>
                <text:p>Datenbanken können automatisch in festgelegten Zeitintervallen gesichert werden</text:p>
              </text:list-item>
              <text:list-item>
                <text:p>Nutzer können zusätzlich jederzeit manuell ein Backup erstel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Title 1" presentation:style-name="pr4" draw:text-style-name="P5" draw:layer="layout" svg:width="21.843cm" svg:height="1.72cm" svg:x="1.196cm" svg:y="1.02cm" presentation:class="title" presentation:user-transformed="true">
          <draw:text-box>
            <text:p><text:span text:style-name="T3">Backup in die Cloud: Grundbegriffe</text:span></text:p>
          </draw:text-box>
        </draw:frame>
        <draw:frame draw:name="Content Placeholder 2" presentation:style-name="pr11" draw:text-style-name="P6" draw:layer="layout" svg:width="25.588cm" svg:height="14.986cm" svg:x="1.2cm" svg:y="3.669cm" presentation:class="outline" presentation:user-transformed="true">
          <draw:text-box>
            <text:list text:style-name="L2">
              <text:list-item>
                <text:p>Versionierung<text:line-break/>Deltas speichern spart Platz und Kosten</text:p>
              </text:list-item>
              <text:list-item>
                <text:p>Verschlüsselung<text:line-break/>Daten sollen weder vom Cloud-Anbieter noch von eventuellen dritten Angreifern lesbar sein</text:p>
              </text:list-item>
              <text:list-item>
                <text:p>Assured Deletion<text:line-break/>Beim löschen von Daten lässt sich nicht überprüfen, ob der Anbieter diese auch wirklich löscht<text:line-break/>Entfernte Daten sollen jedoch garantiert gelöscht sein<text:line-break/>→ Lösung in Kombination mit Verschlüsselung:<text:line-break/><text:tab/>Schlüssel zu jeder Datei/Version lokal halten und<text:line-break/><text:tab/>lös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Title 1" presentation:style-name="pr4" draw:text-style-name="P5" draw:layer="layout" svg:width="21.843cm" svg:height="1.72cm" svg:x="1.196cm" svg:y="1.02cm" presentation:class="title" presentation:user-transformed="true">
          <draw:text-box>
            <text:p><text:span text:style-name="T3">Backup in die Cloud: Assured Deletion &amp; Versionierung</text:span></text:p>
          </draw:text-box>
        </draw:frame>
        <draw:frame draw:name="Content Placeholder 2" presentation:style-name="pr12" draw:text-style-name="P6" draw:layer="layout" svg:width="25.588cm" svg:height="14.986cm" svg:x="1.2cm" svg:y="3.669cm" presentation:class="outline" presentation:user-transformed="true">
          <draw:text-box>
            <text:list text:style-name="L2">
              <text:list-item>
                <text:p>Problem: Beide Konzepte schließen sich scheinbar gegenseitig aus:<text:line-break/>Zuerst Verschlüsseln macht Deltas unmöglich<text:line-break/>Zuerst Deltas macht beim Löschen einer alten Version die neuen unbrauchbar</text:p>
              </text:list-item>
              <text:list-item>
                <text:p>Lösung: <text:line-break/>Dateizugriff erfolgt nach Policies, jede davon hat einen eigenen Schlüssel<text:line-break/>Schlüssel für Dateien sind mit denen der Policies entschlüsselbar<text:line-break/>Löscht ein Nutzer eine Datei, wird lediglich der Policyschlüssel gelösc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Title 1" presentation:style-name="pr4" draw:text-style-name="P5" draw:layer="layout" svg:width="21.843cm" svg:height="1.72cm" svg:x="1.196cm" svg:y="1.02cm" presentation:class="title" presentation:user-transformed="true">
          <draw:text-box>
            <text:p><text:span text:style-name="T3">Backup in die Cloud: Data Partitioning</text:span></text:p>
          </draw:text-box>
        </draw:frame>
        <draw:frame draw:name="Content Placeholder 2" presentation:style-name="pr13" draw:text-style-name="P6" draw:layer="layout" svg:width="25.588cm" svg:height="14.986cm" svg:x="1.2cm" svg:y="3.669cm" presentation:class="outline" presentation:user-transformed="true">
          <draw:text-box>
            <text:list text:style-name="L2">
              <text:list-item>
                <text:p>Daten z.B. Bitweise teilen und auf verschiedenen Storage Providern ablegen<text:line-break/>→ Kein einzelner Anbieter hat Zugriff<text:line-break/>→ Angreifer, die Zugriff auf Daten eines einzelnen<text:line-break/><text:tab/>Anbieters haben, bekommen ebenfalls keinen Zugri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Title 1" presentation:style-name="pr4" draw:text-style-name="P5" draw:layer="layout" svg:width="21.843cm" svg:height="1.72cm" svg:x="1.196cm" svg:y="1.02cm" presentation:class="title" presentation:user-transformed="true">
          <draw:text-box>
            <text:p><text:span text:style-name="T3">Zusammenfassung</text:span></text:p>
          </draw:text-box>
        </draw:frame>
        <draw:frame draw:name="Content Placeholder 2" presentation:style-name="pr14" draw:text-style-name="P6" draw:layer="layout" svg:width="25.588cm" svg:height="14.986cm" svg:x="1.2cm" svg:y="3.669cm" presentation:class="outline" presentation:user-transformed="true">
          <draw:text-box>
            <text:list text:style-name="L2">
              <text:list-item>
                <text:p>Provider bieten von Hause aus viel Funktionalität um Daten redundant zu speichern und garantieren hohe Verfügbarkeit und Sicherheit (&gt;99,99%)</text:p>
              </text:list-item>
              <text:list-item>
                <text:p>Backups innerhalb der Cloud müssen meist manuell vorgenommen werden</text:p>
              </text:list-item>
              <text:list-item>
                <text:p>Um für gesicherte Daten Vertraulichkeit zu gewährleisten müssen Nutzer selbst aktiv werden und spezielle Software oder Methoden benu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INMittelschrift" svg:font-family="DINMittelschrif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8999996185303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8999996185303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.103cm" fo:min-width="8.414cm" fo:padding-top="0cm" fo:padding-bottom="0cm" fo:padding-left="0cm" fo:padding-right="0cm" fo:wrap-option="wrap"/>
    </style:style>
    <style:style style:name="Mgr5" style:family="graphic" style:parent-style-name="standard" style:list-style-name="ML4">
      <style:graphic-properties draw:stroke="none" svg:stroke-width="0.026cm" draw:stroke-linejoin="miter" draw:fill="none" draw:textarea-vertical-align="top" draw:auto-grow-height="false" draw:fit-to-size="false" fo:min-height="0.661cm" fo:min-width="0.997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1.103cm" fo:min-width="2.644cm" fo:padding-top="0cm" fo:padding-bottom="0cm" fo:padding-left="0cm" fo:padding-right="0cm" fo:wrap-option="wrap"/>
    </style:style>
    <style:style style:name="Mgr8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1.176cm" fo:min-width="4.7cm" fo:padding-top="0cm" fo:padding-bottom="0cm" fo:padding-left="0cm" fo:padding-right="0cm" fo:wrap-option="wrap"/>
    </style:style>
    <style:style style:name="Mgr9" style:family="graphic" style:parent-style-name="standard" style:list-style-name="ML4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10" style:family="graphic" style:parent-style-name="standard" style:list-style-name="ML6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11" style:family="graphic" style:parent-style-name="standard" style:list-style-name="ML4">
      <style:graphic-properties draw:stroke="none" svg:stroke-width="0.026cm" draw:stroke-linejoin="miter" draw:fill="none" draw:textarea-vertical-align="top" draw:auto-grow-height="false" draw:fit-to-size="false" fo:min-height="0.661cm" fo:min-width="0.997cm" fo:padding-top="0cm" fo:padding-bottom="0cm" fo:padding-left="0cm" fo:padding-right="0cm" fo:wrap-option="wrap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1.103cm" fo:min-width="2.644cm" fo:padding-top="0cm" fo:padding-bottom="0cm" fo:padding-left="0cm" fo:padding-right="0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1.176cm" fo:min-width="4.7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.159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margin-left="0cm" fo:margin-right="0cm" fo:margin-top="0.159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9.8999996185303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6" style:family="paragraph">
      <style:paragraph-properties fo:margin-top="0cm" fo:margin-bottom="0cm" fo:line-height="100%" fo:text-align="start" style:punctuation-wrap="hanging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22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DINMittelschrif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7.999cm" svg:height="20.999cm" svg:x="0cm" svg:y="0cm">
        <draw:image xlink:href="Pictures/1000000000000500000003C0FB80D3694727CF01.png" xlink:type="simple" xlink:show="embed" xlink:actuate="onLoad">
          <text:p/>
        </draw:image>
      </draw:frame>
      <draw:custom-shape draw:name="Text Box 10" draw:style-name="Mgr4" draw:text-style-name="MP6" draw:layer="backgroundobjects" drawooo:display="printer" svg:width="8.413cm" svg:height="1.102cm" svg:x="18.272cm" svg:y="19.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8" draw:layer="backgroundobjects" drawooo:display="printer" svg:width="0.996cm" svg:height="0.66cm" svg:x="0.768cm" svg:y="19.76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5" draw:layer="backgroundobjects" drawooo:display="printer" svg:width="3.319cm" svg:height="1.516cm" svg:x="23.479cm" svg:y="1.045cm">
        <draw:image xlink:href="Pictures/1000020100000105000000777756709ADB0FB44B.png" xlink:type="simple" xlink:show="embed" xlink:actuate="onLoad">
          <text:p/>
        </draw:image>
      </draw:frame>
      <draw:custom-shape draw:name="Rectangle 11" draw:style-name="Mgr7" draw:text-style-name="MP10" draw:layer="backgroundobjects" drawooo:display="printer" svg:width="2.643cm" svg:height="1.102cm" svg:x="1.876cm" svg:y="19.735cm">
        <text:p text:style-name="MP9"><text:span text:style-name="MT3"><text:date style:data-style-name="D4" text:date-value="2017-06-23">23.06.2017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9" drawooo:display="printer">
        <draw:custom-shape draw:name="CustomShape 1" draw:style-name="Mgr8" draw:text-style-name="MP11" draw:layer="layout" svg:width="4.699cm" svg:height="1.175cm" svg:x="22.75cm" svg:y="19.687cm">
          <text:p text:style-name="MP9"><text:span text:style-name="MT4">Technology for Pervasiv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Mgr3" draw:text-style-name="MP5" draw:layer="layout" svg:width="3.937cm" svg:height="1.005cm" svg:x="18.593cm" svg:y="19.693cm">
          <draw:image xlink:href="Pictures/10000201000000D300000036F2C3021BFB541F03.png" xlink:type="simple" xlink:show="embed" xlink:actuate="onLoad">
            <text:p/>
          </draw:image>
        </draw:frame>
      </draw:g>
      <draw:frame draw:name="Picture 6" draw:style-name="Mgr6" draw:text-style-name="MP5" draw:layer="backgroundobjects" svg:width="27.391cm" svg:height="8.72cm" svg:x="0.359cm" svg:y="10.723cm">
        <draw:image xlink:href="Pictures/10000000000001FA0000014E35750C20B2B039B4.jpg" xlink:type="simple" xlink:show="embed" xlink:actuate="onLoad">
          <text:p/>
        </draw:image>
      </draw:frame>
      <draw:frame draw:name="Picture 9" draw:style-name="Mgr3" draw:text-style-name="MP5" draw:layer="backgroundobjects" svg:width="27.999cm" svg:height="21.037cm" svg:x="0cm" svg:y="-0.009cm">
        <draw:image xlink:href="Pictures/1000020100000500000003C09F426DCA7BA93D00.png" xlink:type="simple" xlink:show="embed" xlink:actuate="onLoad">
          <text:p/>
        </draw:image>
      </draw:frame>
      <draw:custom-shape draw:name="Text Box 14" draw:style-name="Mgr9" draw:text-style-name="MP10" draw:layer="backgroundobjects" svg:width="11.237cm" svg:height="0.677cm" svg:x="1.214cm" svg:y="19.828cm">
        <text:p text:style-name="MP9"><text:span text:style-name="MT5">KIT – University of the State of Baden-Württemberg and</text:span></text:p>
        <text:p text:style-name="MP9"><text:span text:style-name="MT5">National Laboratory of the Helmholtz Associ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3" draw:layer="backgroundobjects" svg:width="5.288cm" svg:height="0.677cm" svg:x="22.409cm" svg:y="19.896cm">
        <text:p text:style-name="MP12"><text:span text:style-name="MT6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957cm" svg:height="2.289cm" svg:x="1.21cm" svg:y="1.02cm">
        <draw:image xlink:href="Pictures/10000200000001DA000000DB0D2E215432A4103D.png" xlink:type="simple" xlink:show="embed" xlink:actuate="onLoad">
          <text:p/>
        </draw:image>
      </draw:frame>
      <draw:frame draw:name="Rectangle 3" presentation:style-name="Mpr1" draw:text-style-name="MP15" draw:layer="backgroundobjects" svg:width="25.689cm" svg:height="1.988cm" svg:x="1.21cm" svg:y="3.883cm" presentation:class="title" presentation:user-transformed="true">
        <draw:text-box>
          <text:p text:style-name="MP14"><text:span text:style-name="MT7">Titelmasterformat durch Klicken bearbeiten</text:span></text:p>
        </draw:text-box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7.999cm" svg:height="20.999cm" svg:x="0cm" svg:y="0cm">
        <draw:image xlink:href="Pictures/1000000000000500000003C0FB80D3694727CF01.png" xlink:type="simple" xlink:show="embed" xlink:actuate="onLoad">
          <text:p/>
        </draw:image>
      </draw:frame>
      <draw:custom-shape draw:name="Text Box 10" draw:style-name="Mgr4" draw:text-style-name="MP6" draw:layer="backgroundobjects" svg:width="8.413cm" svg:height="1.102cm" svg:x="18.272cm" svg:y="19.7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1" draw:text-style-name="MP8" draw:layer="backgroundobjects" svg:width="0.996cm" svg:height="0.66cm" svg:x="0.768cm" svg:y="19.76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5" draw:layer="backgroundobjects" svg:width="3.319cm" svg:height="1.516cm" svg:x="23.479cm" svg:y="1.045cm">
        <draw:image xlink:href="Pictures/1000020100000105000000777756709ADB0FB44B.png" xlink:type="simple" xlink:show="embed" xlink:actuate="onLoad">
          <text:p/>
        </draw:image>
      </draw:frame>
      <draw:custom-shape draw:name="Rectangle 11" draw:style-name="Mgr12" draw:text-style-name="MP10" draw:layer="backgroundobjects" svg:width="2.643cm" svg:height="1.102cm" svg:x="1.876cm" svg:y="19.735cm">
        <text:p text:style-name="MP9"><text:span text:style-name="MT3"><text:date style:data-style-name="D4" text:date-value="2017-06-23">23.06.2017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9">
        <draw:custom-shape draw:name="CustomShape 1" draw:style-name="Mgr13" draw:text-style-name="MP11" draw:layer="layout" svg:width="4.699cm" svg:height="1.175cm" svg:x="22.75cm" svg:y="19.687cm">
          <text:p text:style-name="MP9"><text:span text:style-name="MT4">Technology for Pervasive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Mgr3" draw:text-style-name="MP5" draw:layer="layout" svg:width="3.937cm" svg:height="1.005cm" svg:x="18.593cm" svg:y="19.693cm">
          <draw:image xlink:href="Pictures/10000201000000D300000036F2C3021BFB541F03.png" xlink:type="simple" xlink:show="embed" xlink:actuate="onLoad">
            <text:p/>
          </draw:image>
        </draw:frame>
      </draw:g>
      <draw:frame draw:name="Titel 1" presentation:style-name="Mpr4" draw:text-style-name="MP17" draw:layer="backgroundobjects" svg:width="21.843cm" svg:height="1.72cm" svg:x="1.196cm" svg:y="1.02cm" presentation:class="title" presentation:user-transformed="true">
        <draw:text-box>
          <text:p text:style-name="MP16"><text:span text:style-name="MT8">Titelmasterformat durch Klicken bearbeiten</text:span></text:p>
        </draw:text-box>
      </draw:frame>
      <draw:frame draw:name="Inhaltsplatzhalter 2" presentation:style-name="Mpr5" draw:text-style-name="MP17" draw:layer="backgroundobjects" svg:width="25.588cm" svg:height="14.986cm" svg:x="1.2cm" svg:y="3.669cm" presentation:class="outline" presentation:user-transformed="true">
        <draw:text-box>
          <text:list text:style-name="ML3">
            <text:list-item>
              <text:p text:style-name="MP18"><text:span text:style-name="MT9">Textmasterformate durch Klicken bearbeiten</text:span></text:p>
              <text:list>
                <text:list-item>
                  <text:p text:style-name="MP19"><text:span text:style-name="MT10">Zweite Ebene</text:span></text:p>
                  <text:list>
                    <text:list-item>
                      <text:p text:style-name="MP20"><text:span text:style-name="MT11">Dritte Ebene</text:span></text:p>
                      <text:list>
                        <text:list-item>
                          <text:p text:style-name="MP21"><text:span text:style-name="MT12">Vierte Ebene</text:span></text:p>
                          <text:list>
                            <text:list-item>
                              <text:p text:style-name="MP22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loud Service Engineering</dc:title>
    <meta:initial-creator>Stefan Tai</meta:initial-creator>
    <meta:editing-cycles>1197</meta:editing-cycles>
    <meta:creation-date>2011-04-21T12:17:31</meta:creation-date>
    <dc:date>2017-06-23T02:19:52.374000000</dc:date>
    <meta:editing-duration>PT8H10M29S</meta:editing-duration>
    <meta:generator>LibreOffice/5.3.2.2$Windows_X86_64 LibreOffice_project/6cd4f1ef626f15116896b1d8e1398b56da0d0ee1</meta:generator>
    <meta:document-statistic meta:object-count="87"/>
    <meta:user-defined meta:name="AppVersion">15.0033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KIT-myAIFB Design" xlink:href=""/>
  </office:meta>
</office:document-meta>
</file>